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21097afec875d64d2056dd104aa88b95" style:family="table-column">
      <style:table-column-properties fo:break-before="auto" style:use-optimal-column-width="false" style:column-width="6cm"/>
    </style:style>
    <style:style style:name="odsStyleTableColumn-17f25fe8e2195872abcd764a1a66284f" style:family="table-column">
      <style:table-column-properties fo:break-before="auto" style:use-optimal-column-width="false" style:column-width="5cm"/>
    </style:style>
    <style:style style:name="odsStyleTableColumn-708f8c733004c9e76af68257af6ac08d" style:family="table-column">
      <style:table-column-properties fo:break-before="auto" style:use-optimal-column-width="false" style:column-width="3cm"/>
    </style:style>
    <style:style style:name="odsStyleTableCell-b9d6015b6797dbe1f215224c90d15d3b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f2832e6202a3f4891819e7577d5432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37e16fb243f3df6c28cacae84341a50f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50604343af8218dc72ca2c91f5092e21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3a68ce43f0b42596f1aeb85d0e92f1cf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891f3a5430fbdc5f281bc313786d85eb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21097afec875d64d2056dd104aa88b95" table:default-cell-style-name="Default"/>
        <table:table-column table:style-name="odsStyleTableColumn-17f25fe8e2195872abcd764a1a66284f" table:default-cell-style-name="Default"/>
        <table:table-column table:style-name="odsStyleTableColumn-708f8c733004c9e76af68257af6ac08d" table:default-cell-style-name="Default"/>
        <table:table-column table:style-name="odsStyleTableColumn-708f8c733004c9e76af68257af6ac08d" table:default-cell-style-name="Default"/>
        <table:table-column table:style-name="odsStyleTableColumn-708f8c733004c9e76af68257af6ac08d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b9d6015b6797dbe1f215224c90d15d3b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f2832e6202a3f4891819e7577d543217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f2832e6202a3f4891819e7577d543217" table:number-columns-spanned="5" table:number-rows-spanned="1" office:value-type="string">
            <text:p>TABLA No. 43-24</text:p>
          </table:table-cell>
          <table:covered-table-cell table:number-columns-repeated="4"/>
        </table:table-row>
        <table:table-row table:style-name="ro1">
          <table:table-cell table:style-name="odsStyleTableCell-f2832e6202a3f4891819e7577d543217" table:number-columns-spanned="5" table:number-rows-spanned="1" office:value-type="string">
            <text:p>TABLA DE COTIZACIONES DEL 5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f2832e6202a3f4891819e7577d543217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37e16fb243f3df6c28cacae84341a50f" office:value-type="string">
            <text:p>PAIS</text:p>
          </table:table-cell>
          <table:table-cell table:style-name="odsStyleTableCell-37e16fb243f3df6c28cacae84341a50f" office:value-type="string">
            <text:p>UNIDAD MONETARIA</text:p>
          </table:table-cell>
          <table:table-cell table:style-name="odsStyleTableCell-37e16fb243f3df6c28cacae84341a50f" office:value-type="string">
            <text:p>MONEDA</text:p>
          </table:table-cell>
          <table:table-cell table:style-name="odsStyleTableCell-37e16fb243f3df6c28cacae84341a50f" office:value-type="string">
            <text:p>TIPO DE CAMBIO EN Bs POR UNIDAD DE MONEDA EXTRANJERA</text:p>
          </table:table-cell>
          <table:table-cell table:style-name="odsStyleTableCell-37e16fb243f3df6c28cacae84341a50f" office:value-type="string">
            <text:p>TIPO DE CAMBIO EN M.E.</text:p>
          </table:table-cell>
        </table:table-row>
        <table:table-row table:style-name="ro1">
          <table:table-cell table:style-name="odsStyleTableCell-50604343af8218dc72ca2c91f5092e21" office:value-type="string">
            <text:p>ESTADOS UNIDOS</text:p>
          </table:table-cell>
          <table:table-cell table:style-name="odsStyleTableCell-50604343af8218dc72ca2c91f5092e21" office:value-type="string">
            <text:p>DOLAR VENTA</text:p>
          </table:table-cell>
          <table:table-cell table:style-name="odsStyleTableCell-50604343af8218dc72ca2c91f5092e21" office:value-type="string">
            <text:p>USD.VENTA</text:p>
          </table:table-cell>
          <table:table-cell table:style-name="odsStyleTableCell-3a68ce43f0b42596f1aeb85d0e92f1cf" office:value-type="string">
            <text:p>6.96000</text:p>
          </table:table-cell>
          <table:table-cell table:style-name="odsStyleTableCell-3a68ce43f0b42596f1aeb85d0e92f1cf" office:value-type="string">
            <text:p/>
          </table:table-cell>
        </table:table-row>
        <table:table-row table:style-name="ro1">
          <table:table-cell table:style-name="odsStyleTableCell-50604343af8218dc72ca2c91f5092e21" office:value-type="string">
            <text:p>ESTADOS UNIDOS</text:p>
          </table:table-cell>
          <table:table-cell table:style-name="odsStyleTableCell-50604343af8218dc72ca2c91f5092e21" office:value-type="string">
            <text:p>DOLAR COMPRA</text:p>
          </table:table-cell>
          <table:table-cell table:style-name="odsStyleTableCell-50604343af8218dc72ca2c91f5092e21" office:value-type="string">
            <text:p>USD.COMPRA</text:p>
          </table:table-cell>
          <table:table-cell table:style-name="odsStyleTableCell-3a68ce43f0b42596f1aeb85d0e92f1cf" office:value-type="string">
            <text:p>6.86000</text:p>
          </table:table-cell>
          <table:table-cell table:style-name="odsStyleTableCell-3a68ce43f0b42596f1aeb85d0e92f1cf" office:value-type="string">
            <text:p/>
          </table:table-cell>
        </table:table-row>
        <table:table-row table:style-name="ro1">
          <table:table-cell table:style-name="odsStyleTableCell-50604343af8218dc72ca2c91f5092e21" office:value-type="string">
            <text:p>UNION EUROPEA</text:p>
          </table:table-cell>
          <table:table-cell table:style-name="odsStyleTableCell-50604343af8218dc72ca2c91f5092e21" office:value-type="string">
            <text:p>EURO</text:p>
          </table:table-cell>
          <table:table-cell table:style-name="odsStyleTableCell-50604343af8218dc72ca2c91f5092e21" office:value-type="string">
            <text:p>EUR</text:p>
          </table:table-cell>
          <table:table-cell table:style-name="odsStyleTableCell-3a68ce43f0b42596f1aeb85d0e92f1cf" office:value-type="string">
            <text:p>7.44794</text:p>
          </table:table-cell>
          <table:table-cell table:style-name="odsStyleTableCell-3a68ce43f0b42596f1aeb85d0e92f1cf" office:value-type="string">
            <text:p>0.92106</text:p>
          </table:table-cell>
        </table:table-row>
        <table:table-row table:style-name="ro1">
          <table:table-cell table:style-name="odsStyleTableCell-50604343af8218dc72ca2c91f5092e21" office:value-type="string">
            <text:p>JAPON</text:p>
          </table:table-cell>
          <table:table-cell table:style-name="odsStyleTableCell-50604343af8218dc72ca2c91f5092e21" office:value-type="string">
            <text:p>YEN</text:p>
          </table:table-cell>
          <table:table-cell table:style-name="odsStyleTableCell-50604343af8218dc72ca2c91f5092e21" office:value-type="string">
            <text:p>JPY</text:p>
          </table:table-cell>
          <table:table-cell table:style-name="odsStyleTableCell-3a68ce43f0b42596f1aeb85d0e92f1cf" office:value-type="string">
            <text:p>0.04557</text:p>
          </table:table-cell>
          <table:table-cell table:style-name="odsStyleTableCell-3a68ce43f0b42596f1aeb85d0e92f1cf" office:value-type="string">
            <text:p>150.55000</text:p>
          </table:table-cell>
        </table:table-row>
        <table:table-row table:style-name="ro1">
          <table:table-cell table:style-name="odsStyleTableCell-50604343af8218dc72ca2c91f5092e21" office:value-type="string">
            <text:p>ARABIA SAUDITA</text:p>
          </table:table-cell>
          <table:table-cell table:style-name="odsStyleTableCell-50604343af8218dc72ca2c91f5092e21" office:value-type="string">
            <text:p>RIYAL SAUDÍ</text:p>
          </table:table-cell>
          <table:table-cell table:style-name="odsStyleTableCell-50604343af8218dc72ca2c91f5092e21" office:value-type="string">
            <text:p>SAR</text:p>
          </table:table-cell>
          <table:table-cell table:style-name="odsStyleTableCell-3a68ce43f0b42596f1aeb85d0e92f1cf" office:value-type="string">
            <text:p>1.82919</text:p>
          </table:table-cell>
          <table:table-cell table:style-name="odsStyleTableCell-3a68ce43f0b42596f1aeb85d0e92f1cf" office:value-type="string">
            <text:p>3.75030</text:p>
          </table:table-cell>
        </table:table-row>
        <table:table-row table:style-name="ro1">
          <table:table-cell table:style-name="odsStyleTableCell-50604343af8218dc72ca2c91f5092e21" office:value-type="string">
            <text:p>ARGELIA</text:p>
          </table:table-cell>
          <table:table-cell table:style-name="odsStyleTableCell-50604343af8218dc72ca2c91f5092e21" office:value-type="string">
            <text:p>DINAR ARGELINO</text:p>
          </table:table-cell>
          <table:table-cell table:style-name="odsStyleTableCell-50604343af8218dc72ca2c91f5092e21" office:value-type="string">
            <text:p>DZD</text:p>
          </table:table-cell>
          <table:table-cell table:style-name="odsStyleTableCell-3a68ce43f0b42596f1aeb85d0e92f1cf" office:value-type="string">
            <text:p>0.05106</text:p>
          </table:table-cell>
          <table:table-cell table:style-name="odsStyleTableCell-3a68ce43f0b42596f1aeb85d0e92f1cf" office:value-type="string">
            <text:p>134.36130</text:p>
          </table:table-cell>
        </table:table-row>
        <table:table-row table:style-name="ro1">
          <table:table-cell table:style-name="odsStyleTableCell-50604343af8218dc72ca2c91f5092e21" office:value-type="string">
            <text:p>ARGENTINA</text:p>
          </table:table-cell>
          <table:table-cell table:style-name="odsStyleTableCell-50604343af8218dc72ca2c91f5092e21" office:value-type="string">
            <text:p>PESO</text:p>
          </table:table-cell>
          <table:table-cell table:style-name="odsStyleTableCell-50604343af8218dc72ca2c91f5092e21" office:value-type="string">
            <text:p>ARS</text:p>
          </table:table-cell>
          <table:table-cell table:style-name="odsStyleTableCell-3a68ce43f0b42596f1aeb85d0e92f1cf" office:value-type="string">
            <text:p>0.00813</text:p>
          </table:table-cell>
          <table:table-cell table:style-name="odsStyleTableCell-3a68ce43f0b42596f1aeb85d0e92f1cf" office:value-type="string">
            <text:p>844.25000</text:p>
          </table:table-cell>
        </table:table-row>
        <table:table-row table:style-name="ro1">
          <table:table-cell table:style-name="odsStyleTableCell-50604343af8218dc72ca2c91f5092e21" office:value-type="string">
            <text:p>AUSTRALIA</text:p>
          </table:table-cell>
          <table:table-cell table:style-name="odsStyleTableCell-50604343af8218dc72ca2c91f5092e21" office:value-type="string">
            <text:p>DÓLAR</text:p>
          </table:table-cell>
          <table:table-cell table:style-name="odsStyleTableCell-50604343af8218dc72ca2c91f5092e21" office:value-type="string">
            <text:p>AUD</text:p>
          </table:table-cell>
          <table:table-cell table:style-name="odsStyleTableCell-3a68ce43f0b42596f1aeb85d0e92f1cf" office:value-type="string">
            <text:p>4.46722</text:p>
          </table:table-cell>
          <table:table-cell table:style-name="odsStyleTableCell-3a68ce43f0b42596f1aeb85d0e92f1cf" office:value-type="string">
            <text:p>1.53563</text:p>
          </table:table-cell>
        </table:table-row>
        <table:table-row table:style-name="ro1">
          <table:table-cell table:style-name="odsStyleTableCell-50604343af8218dc72ca2c91f5092e21" office:value-type="string">
            <text:p>BRASIL</text:p>
          </table:table-cell>
          <table:table-cell table:style-name="odsStyleTableCell-50604343af8218dc72ca2c91f5092e21" office:value-type="string">
            <text:p>REAL</text:p>
          </table:table-cell>
          <table:table-cell table:style-name="odsStyleTableCell-50604343af8218dc72ca2c91f5092e21" office:value-type="string">
            <text:p>BRL</text:p>
          </table:table-cell>
          <table:table-cell table:style-name="odsStyleTableCell-3a68ce43f0b42596f1aeb85d0e92f1cf" office:value-type="string">
            <text:p>1.38678</text:p>
          </table:table-cell>
          <table:table-cell table:style-name="odsStyleTableCell-3a68ce43f0b42596f1aeb85d0e92f1cf" office:value-type="string">
            <text:p>4.94670</text:p>
          </table:table-cell>
        </table:table-row>
        <table:table-row table:style-name="ro1">
          <table:table-cell table:style-name="odsStyleTableCell-50604343af8218dc72ca2c91f5092e21" office:value-type="string">
            <text:p>CANADA</text:p>
          </table:table-cell>
          <table:table-cell table:style-name="odsStyleTableCell-50604343af8218dc72ca2c91f5092e21" office:value-type="string">
            <text:p>DÓLAR</text:p>
          </table:table-cell>
          <table:table-cell table:style-name="odsStyleTableCell-50604343af8218dc72ca2c91f5092e21" office:value-type="string">
            <text:p>CAD</text:p>
          </table:table-cell>
          <table:table-cell table:style-name="odsStyleTableCell-3a68ce43f0b42596f1aeb85d0e92f1cf" office:value-type="string">
            <text:p>5.05266</text:p>
          </table:table-cell>
          <table:table-cell table:style-name="odsStyleTableCell-3a68ce43f0b42596f1aeb85d0e92f1cf" office:value-type="string">
            <text:p>1.35770</text:p>
          </table:table-cell>
        </table:table-row>
        <table:table-row table:style-name="ro1">
          <table:table-cell table:style-name="odsStyleTableCell-50604343af8218dc72ca2c91f5092e21" office:value-type="string">
            <text:p>CHILE</text:p>
          </table:table-cell>
          <table:table-cell table:style-name="odsStyleTableCell-50604343af8218dc72ca2c91f5092e21" office:value-type="string">
            <text:p>PESO</text:p>
          </table:table-cell>
          <table:table-cell table:style-name="odsStyleTableCell-50604343af8218dc72ca2c91f5092e21" office:value-type="string">
            <text:p>CLP</text:p>
          </table:table-cell>
          <table:table-cell table:style-name="odsStyleTableCell-3a68ce43f0b42596f1aeb85d0e92f1cf" office:value-type="string">
            <text:p>0.00703</text:p>
          </table:table-cell>
          <table:table-cell table:style-name="odsStyleTableCell-3a68ce43f0b42596f1aeb85d0e92f1cf" office:value-type="string">
            <text:p>975.28000</text:p>
          </table:table-cell>
        </table:table-row>
        <table:table-row table:style-name="ro1">
          <table:table-cell table:style-name="odsStyleTableCell-50604343af8218dc72ca2c91f5092e21" office:value-type="string">
            <text:p>COLOMBIA</text:p>
          </table:table-cell>
          <table:table-cell table:style-name="odsStyleTableCell-50604343af8218dc72ca2c91f5092e21" office:value-type="string">
            <text:p>PESO</text:p>
          </table:table-cell>
          <table:table-cell table:style-name="odsStyleTableCell-50604343af8218dc72ca2c91f5092e21" office:value-type="string">
            <text:p>COP</text:p>
          </table:table-cell>
          <table:table-cell table:style-name="odsStyleTableCell-3a68ce43f0b42596f1aeb85d0e92f1cf" office:value-type="string">
            <text:p>0.00174</text:p>
          </table:table-cell>
          <table:table-cell table:style-name="odsStyleTableCell-3a68ce43f0b42596f1aeb85d0e92f1cf" office:value-type="string">
            <text:p>3,941.93000</text:p>
          </table:table-cell>
        </table:table-row>
        <table:table-row table:style-name="ro1">
          <table:table-cell table:style-name="odsStyleTableCell-50604343af8218dc72ca2c91f5092e21" office:value-type="string">
            <text:p>COREA DEL SUR</text:p>
          </table:table-cell>
          <table:table-cell table:style-name="odsStyleTableCell-50604343af8218dc72ca2c91f5092e21" office:value-type="string">
            <text:p>WON</text:p>
          </table:table-cell>
          <table:table-cell table:style-name="odsStyleTableCell-50604343af8218dc72ca2c91f5092e21" office:value-type="string">
            <text:p>KRW</text:p>
          </table:table-cell>
          <table:table-cell table:style-name="odsStyleTableCell-3a68ce43f0b42596f1aeb85d0e92f1cf" office:value-type="string">
            <text:p>0.00515</text:p>
          </table:table-cell>
          <table:table-cell table:style-name="odsStyleTableCell-3a68ce43f0b42596f1aeb85d0e92f1cf" office:value-type="string">
            <text:p>1,331.27000</text:p>
          </table:table-cell>
        </table:table-row>
        <table:table-row table:style-name="ro1">
          <table:table-cell table:style-name="odsStyleTableCell-50604343af8218dc72ca2c91f5092e21" office:value-type="string">
            <text:p>COSTA RICA</text:p>
          </table:table-cell>
          <table:table-cell table:style-name="odsStyleTableCell-50604343af8218dc72ca2c91f5092e21" office:value-type="string">
            <text:p>COLON COSTARRICENSE</text:p>
          </table:table-cell>
          <table:table-cell table:style-name="odsStyleTableCell-50604343af8218dc72ca2c91f5092e21" office:value-type="string">
            <text:p>CRC</text:p>
          </table:table-cell>
          <table:table-cell table:style-name="odsStyleTableCell-3a68ce43f0b42596f1aeb85d0e92f1cf" office:value-type="string">
            <text:p>0.01331</text:p>
          </table:table-cell>
          <table:table-cell table:style-name="odsStyleTableCell-3a68ce43f0b42596f1aeb85d0e92f1cf" office:value-type="string">
            <text:p>515.53000</text:p>
          </table:table-cell>
        </table:table-row>
        <table:table-row table:style-name="ro1">
          <table:table-cell table:style-name="odsStyleTableCell-50604343af8218dc72ca2c91f5092e21" office:value-type="string">
            <text:p>REPUBLICA CHECA</text:p>
          </table:table-cell>
          <table:table-cell table:style-name="odsStyleTableCell-50604343af8218dc72ca2c91f5092e21" office:value-type="string">
            <text:p>CORONA CHECA</text:p>
          </table:table-cell>
          <table:table-cell table:style-name="odsStyleTableCell-50604343af8218dc72ca2c91f5092e21" office:value-type="string">
            <text:p>CZK</text:p>
          </table:table-cell>
          <table:table-cell table:style-name="odsStyleTableCell-3a68ce43f0b42596f1aeb85d0e92f1cf" office:value-type="string">
            <text:p>0.29347</text:p>
          </table:table-cell>
          <table:table-cell table:style-name="odsStyleTableCell-3a68ce43f0b42596f1aeb85d0e92f1cf" office:value-type="string">
            <text:p>23.37570</text:p>
          </table:table-cell>
        </table:table-row>
        <table:table-row table:style-name="ro1">
          <table:table-cell table:style-name="odsStyleTableCell-50604343af8218dc72ca2c91f5092e21" office:value-type="string">
            <text:p>DINAMARCA</text:p>
          </table:table-cell>
          <table:table-cell table:style-name="odsStyleTableCell-50604343af8218dc72ca2c91f5092e21" office:value-type="string">
            <text:p>CORONA</text:p>
          </table:table-cell>
          <table:table-cell table:style-name="odsStyleTableCell-50604343af8218dc72ca2c91f5092e21" office:value-type="string">
            <text:p>DKK</text:p>
          </table:table-cell>
          <table:table-cell table:style-name="odsStyleTableCell-3a68ce43f0b42596f1aeb85d0e92f1cf" office:value-type="string">
            <text:p>0.99929</text:p>
          </table:table-cell>
          <table:table-cell table:style-name="odsStyleTableCell-3a68ce43f0b42596f1aeb85d0e92f1cf" office:value-type="string">
            <text:p>6.86490</text:p>
          </table:table-cell>
        </table:table-row>
        <table:table-row table:style-name="ro1">
          <table:table-cell table:style-name="odsStyleTableCell-50604343af8218dc72ca2c91f5092e21" office:value-type="string">
            <text:p>ECUADOR</text:p>
          </table:table-cell>
          <table:table-cell table:style-name="odsStyleTableCell-50604343af8218dc72ca2c91f5092e21" office:value-type="string">
            <text:p>DÓLAR</text:p>
          </table:table-cell>
          <table:table-cell table:style-name="odsStyleTableCell-50604343af8218dc72ca2c91f5092e21" office:value-type="string">
            <text:p>USD</text:p>
          </table:table-cell>
          <table:table-cell table:style-name="odsStyleTableCell-3a68ce43f0b42596f1aeb85d0e92f1cf" office:value-type="string">
            <text:p>6.86000</text:p>
          </table:table-cell>
          <table:table-cell table:style-name="odsStyleTableCell-3a68ce43f0b42596f1aeb85d0e92f1cf" office:value-type="string">
            <text:p>1.00000</text:p>
          </table:table-cell>
        </table:table-row>
        <table:table-row table:style-name="ro1">
          <table:table-cell table:style-name="odsStyleTableCell-50604343af8218dc72ca2c91f5092e21" office:value-type="string">
            <text:p>EMIRATOS ARABES</text:p>
          </table:table-cell>
          <table:table-cell table:style-name="odsStyleTableCell-50604343af8218dc72ca2c91f5092e21" office:value-type="string">
            <text:p>DIRHAM</text:p>
          </table:table-cell>
          <table:table-cell table:style-name="odsStyleTableCell-50604343af8218dc72ca2c91f5092e21" office:value-type="string">
            <text:p>AED</text:p>
          </table:table-cell>
          <table:table-cell table:style-name="odsStyleTableCell-3a68ce43f0b42596f1aeb85d0e92f1cf" office:value-type="string">
            <text:p>1.86768</text:p>
          </table:table-cell>
          <table:table-cell table:style-name="odsStyleTableCell-3a68ce43f0b42596f1aeb85d0e92f1cf" office:value-type="string">
            <text:p>3.67300</text:p>
          </table:table-cell>
        </table:table-row>
        <table:table-row table:style-name="ro1">
          <table:table-cell table:style-name="odsStyleTableCell-50604343af8218dc72ca2c91f5092e21" office:value-type="string">
            <text:p>FILIPINAS</text:p>
          </table:table-cell>
          <table:table-cell table:style-name="odsStyleTableCell-50604343af8218dc72ca2c91f5092e21" office:value-type="string">
            <text:p>PESO FILIPINO</text:p>
          </table:table-cell>
          <table:table-cell table:style-name="odsStyleTableCell-50604343af8218dc72ca2c91f5092e21" office:value-type="string">
            <text:p>PHP</text:p>
          </table:table-cell>
          <table:table-cell table:style-name="odsStyleTableCell-3a68ce43f0b42596f1aeb85d0e92f1cf" office:value-type="string">
            <text:p>0.12254</text:p>
          </table:table-cell>
          <table:table-cell table:style-name="odsStyleTableCell-3a68ce43f0b42596f1aeb85d0e92f1cf" office:value-type="string">
            <text:p>55.98200</text:p>
          </table:table-cell>
        </table:table-row>
        <table:table-row table:style-name="ro1">
          <table:table-cell table:style-name="odsStyleTableCell-50604343af8218dc72ca2c91f5092e21" office:value-type="string">
            <text:p>HAITÍ</text:p>
          </table:table-cell>
          <table:table-cell table:style-name="odsStyleTableCell-50604343af8218dc72ca2c91f5092e21" office:value-type="string">
            <text:p>GOURDE</text:p>
          </table:table-cell>
          <table:table-cell table:style-name="odsStyleTableCell-50604343af8218dc72ca2c91f5092e21" office:value-type="string">
            <text:p>HTG</text:p>
          </table:table-cell>
          <table:table-cell table:style-name="odsStyleTableCell-3a68ce43f0b42596f1aeb85d0e92f1cf" office:value-type="string">
            <text:p>0.05202</text:p>
          </table:table-cell>
          <table:table-cell table:style-name="odsStyleTableCell-3a68ce43f0b42596f1aeb85d0e92f1cf" office:value-type="string">
            <text:p>131.87630</text:p>
          </table:table-cell>
        </table:table-row>
        <table:table-row table:style-name="ro1">
          <table:table-cell table:style-name="odsStyleTableCell-50604343af8218dc72ca2c91f5092e21" office:value-type="string">
            <text:p>HONG KONG</text:p>
          </table:table-cell>
          <table:table-cell table:style-name="odsStyleTableCell-50604343af8218dc72ca2c91f5092e21" office:value-type="string">
            <text:p>DÓLAR</text:p>
          </table:table-cell>
          <table:table-cell table:style-name="odsStyleTableCell-50604343af8218dc72ca2c91f5092e21" office:value-type="string">
            <text:p>HKD</text:p>
          </table:table-cell>
          <table:table-cell table:style-name="odsStyleTableCell-3a68ce43f0b42596f1aeb85d0e92f1cf" office:value-type="string">
            <text:p>0.87671</text:p>
          </table:table-cell>
          <table:table-cell table:style-name="odsStyleTableCell-3a68ce43f0b42596f1aeb85d0e92f1cf" office:value-type="string">
            <text:p>7.82470</text:p>
          </table:table-cell>
        </table:table-row>
        <table:table-row table:style-name="ro1">
          <table:table-cell table:style-name="odsStyleTableCell-50604343af8218dc72ca2c91f5092e21" office:value-type="string">
            <text:p>INDIA</text:p>
          </table:table-cell>
          <table:table-cell table:style-name="odsStyleTableCell-50604343af8218dc72ca2c91f5092e21" office:value-type="string">
            <text:p>RUPIA</text:p>
          </table:table-cell>
          <table:table-cell table:style-name="odsStyleTableCell-50604343af8218dc72ca2c91f5092e21" office:value-type="string">
            <text:p>INR</text:p>
          </table:table-cell>
          <table:table-cell table:style-name="odsStyleTableCell-3a68ce43f0b42596f1aeb85d0e92f1cf" office:value-type="string">
            <text:p>0.08276</text:p>
          </table:table-cell>
          <table:table-cell table:style-name="odsStyleTableCell-3a68ce43f0b42596f1aeb85d0e92f1cf" office:value-type="string">
            <text:p>82.89000</text:p>
          </table:table-cell>
        </table:table-row>
        <table:table-row table:style-name="ro1">
          <table:table-cell table:style-name="odsStyleTableCell-50604343af8218dc72ca2c91f5092e21" office:value-type="string">
            <text:p>INDONESIA</text:p>
          </table:table-cell>
          <table:table-cell table:style-name="odsStyleTableCell-50604343af8218dc72ca2c91f5092e21" office:value-type="string">
            <text:p>RUPIA INDONESIA</text:p>
          </table:table-cell>
          <table:table-cell table:style-name="odsStyleTableCell-50604343af8218dc72ca2c91f5092e21" office:value-type="string">
            <text:p>IDR</text:p>
          </table:table-cell>
          <table:table-cell table:style-name="odsStyleTableCell-3a68ce43f0b42596f1aeb85d0e92f1cf" office:value-type="string">
            <text:p>0.00044</text:p>
          </table:table-cell>
          <table:table-cell table:style-name="odsStyleTableCell-3a68ce43f0b42596f1aeb85d0e92f1cf" office:value-type="string">
            <text:p>15,740.00000</text:p>
          </table:table-cell>
        </table:table-row>
        <table:table-row table:style-name="ro1">
          <table:table-cell table:style-name="odsStyleTableCell-50604343af8218dc72ca2c91f5092e21" office:value-type="string">
            <text:p>ISRAEL</text:p>
          </table:table-cell>
          <table:table-cell table:style-name="odsStyleTableCell-50604343af8218dc72ca2c91f5092e21" office:value-type="string">
            <text:p>NUEVO SÉQUEL</text:p>
          </table:table-cell>
          <table:table-cell table:style-name="odsStyleTableCell-50604343af8218dc72ca2c91f5092e21" office:value-type="string">
            <text:p>ILS</text:p>
          </table:table-cell>
          <table:table-cell table:style-name="odsStyleTableCell-3a68ce43f0b42596f1aeb85d0e92f1cf" office:value-type="string">
            <text:p>1.91642</text:p>
          </table:table-cell>
          <table:table-cell table:style-name="odsStyleTableCell-3a68ce43f0b42596f1aeb85d0e92f1cf" office:value-type="string">
            <text:p>3.57960</text:p>
          </table:table-cell>
        </table:table-row>
        <table:table-row table:style-name="ro1">
          <table:table-cell table:style-name="odsStyleTableCell-50604343af8218dc72ca2c91f5092e21" office:value-type="string">
            <text:p>MALASIA</text:p>
          </table:table-cell>
          <table:table-cell table:style-name="odsStyleTableCell-50604343af8218dc72ca2c91f5092e21" office:value-type="string">
            <text:p>RINGGIT MALAYO</text:p>
          </table:table-cell>
          <table:table-cell table:style-name="odsStyleTableCell-50604343af8218dc72ca2c91f5092e21" office:value-type="string">
            <text:p>MYR</text:p>
          </table:table-cell>
          <table:table-cell table:style-name="odsStyleTableCell-3a68ce43f0b42596f1aeb85d0e92f1cf" office:value-type="string">
            <text:p>1.45262</text:p>
          </table:table-cell>
          <table:table-cell table:style-name="odsStyleTableCell-3a68ce43f0b42596f1aeb85d0e92f1cf" office:value-type="string">
            <text:p>4.72250</text:p>
          </table:table-cell>
        </table:table-row>
        <table:table-row table:style-name="ro1">
          <table:table-cell table:style-name="odsStyleTableCell-50604343af8218dc72ca2c91f5092e21" office:value-type="string">
            <text:p>MEXICO</text:p>
          </table:table-cell>
          <table:table-cell table:style-name="odsStyleTableCell-50604343af8218dc72ca2c91f5092e21" office:value-type="string">
            <text:p>PESO</text:p>
          </table:table-cell>
          <table:table-cell table:style-name="odsStyleTableCell-50604343af8218dc72ca2c91f5092e21" office:value-type="string">
            <text:p>MXN</text:p>
          </table:table-cell>
          <table:table-cell table:style-name="odsStyleTableCell-3a68ce43f0b42596f1aeb85d0e92f1cf" office:value-type="string">
            <text:p>0.40437</text:p>
          </table:table-cell>
          <table:table-cell table:style-name="odsStyleTableCell-3a68ce43f0b42596f1aeb85d0e92f1cf" office:value-type="string">
            <text:p>16.96470</text:p>
          </table:table-cell>
        </table:table-row>
        <table:table-row table:style-name="ro1">
          <table:table-cell table:style-name="odsStyleTableCell-50604343af8218dc72ca2c91f5092e21" office:value-type="string">
            <text:p>NORUEGA</text:p>
          </table:table-cell>
          <table:table-cell table:style-name="odsStyleTableCell-50604343af8218dc72ca2c91f5092e21" office:value-type="string">
            <text:p>CORONA</text:p>
          </table:table-cell>
          <table:table-cell table:style-name="odsStyleTableCell-50604343af8218dc72ca2c91f5092e21" office:value-type="string">
            <text:p>NOK</text:p>
          </table:table-cell>
          <table:table-cell table:style-name="odsStyleTableCell-3a68ce43f0b42596f1aeb85d0e92f1cf" office:value-type="string">
            <text:p>0.64965</text:p>
          </table:table-cell>
          <table:table-cell table:style-name="odsStyleTableCell-3a68ce43f0b42596f1aeb85d0e92f1cf" office:value-type="string">
            <text:p>10.55960</text:p>
          </table:table-cell>
        </table:table-row>
        <table:table-row table:style-name="ro1">
          <table:table-cell table:style-name="odsStyleTableCell-50604343af8218dc72ca2c91f5092e21" office:value-type="string">
            <text:p>PANAMÁ</text:p>
          </table:table-cell>
          <table:table-cell table:style-name="odsStyleTableCell-50604343af8218dc72ca2c91f5092e21" office:value-type="string">
            <text:p>BALBOA</text:p>
          </table:table-cell>
          <table:table-cell table:style-name="odsStyleTableCell-50604343af8218dc72ca2c91f5092e21" office:value-type="string">
            <text:p>PAB</text:p>
          </table:table-cell>
          <table:table-cell table:style-name="odsStyleTableCell-3a68ce43f0b42596f1aeb85d0e92f1cf" office:value-type="string">
            <text:p>6.86000</text:p>
          </table:table-cell>
          <table:table-cell table:style-name="odsStyleTableCell-3a68ce43f0b42596f1aeb85d0e92f1cf" office:value-type="string">
            <text:p>1.00000</text:p>
          </table:table-cell>
        </table:table-row>
        <table:table-row table:style-name="ro1">
          <table:table-cell table:style-name="odsStyleTableCell-50604343af8218dc72ca2c91f5092e21" office:value-type="string">
            <text:p>PARAGUAY</text:p>
          </table:table-cell>
          <table:table-cell table:style-name="odsStyleTableCell-50604343af8218dc72ca2c91f5092e21" office:value-type="string">
            <text:p>GUARANI</text:p>
          </table:table-cell>
          <table:table-cell table:style-name="odsStyleTableCell-50604343af8218dc72ca2c91f5092e21" office:value-type="string">
            <text:p>PYG</text:p>
          </table:table-cell>
          <table:table-cell table:style-name="odsStyleTableCell-3a68ce43f0b42596f1aeb85d0e92f1cf" office:value-type="string">
            <text:p>0.00094</text:p>
          </table:table-cell>
          <table:table-cell table:style-name="odsStyleTableCell-3a68ce43f0b42596f1aeb85d0e92f1cf" office:value-type="string">
            <text:p>7,299.80000</text:p>
          </table:table-cell>
        </table:table-row>
        <table:table-row table:style-name="ro1">
          <table:table-cell table:style-name="odsStyleTableCell-50604343af8218dc72ca2c91f5092e21" office:value-type="string">
            <text:p>PERU</text:p>
          </table:table-cell>
          <table:table-cell table:style-name="odsStyleTableCell-50604343af8218dc72ca2c91f5092e21" office:value-type="string">
            <text:p>NUEVO SOL</text:p>
          </table:table-cell>
          <table:table-cell table:style-name="odsStyleTableCell-50604343af8218dc72ca2c91f5092e21" office:value-type="string">
            <text:p>PEN</text:p>
          </table:table-cell>
          <table:table-cell table:style-name="odsStyleTableCell-3a68ce43f0b42596f1aeb85d0e92f1cf" office:value-type="string">
            <text:p>1.81963</text:p>
          </table:table-cell>
          <table:table-cell table:style-name="odsStyleTableCell-3a68ce43f0b42596f1aeb85d0e92f1cf" office:value-type="string">
            <text:p>3.77000</text:p>
          </table:table-cell>
        </table:table-row>
        <table:table-row table:style-name="ro1">
          <table:table-cell table:style-name="odsStyleTableCell-50604343af8218dc72ca2c91f5092e21" office:value-type="string">
            <text:p>REINO UNIDO</text:p>
          </table:table-cell>
          <table:table-cell table:style-name="odsStyleTableCell-50604343af8218dc72ca2c91f5092e21" office:value-type="string">
            <text:p>LIBRA</text:p>
          </table:table-cell>
          <table:table-cell table:style-name="odsStyleTableCell-50604343af8218dc72ca2c91f5092e21" office:value-type="string">
            <text:p>GBP</text:p>
          </table:table-cell>
          <table:table-cell table:style-name="odsStyleTableCell-3a68ce43f0b42596f1aeb85d0e92f1cf" office:value-type="string">
            <text:p>8.70735</text:p>
          </table:table-cell>
          <table:table-cell table:style-name="odsStyleTableCell-3a68ce43f0b42596f1aeb85d0e92f1cf" office:value-type="string">
            <text:p>0.78784</text:p>
          </table:table-cell>
        </table:table-row>
        <table:table-row table:style-name="ro1">
          <table:table-cell table:style-name="odsStyleTableCell-50604343af8218dc72ca2c91f5092e21" office:value-type="string">
            <text:p>REPÚBLICA DOMINICANA</text:p>
          </table:table-cell>
          <table:table-cell table:style-name="odsStyleTableCell-50604343af8218dc72ca2c91f5092e21" office:value-type="string">
            <text:p>PESO DOMINICANO</text:p>
          </table:table-cell>
          <table:table-cell table:style-name="odsStyleTableCell-50604343af8218dc72ca2c91f5092e21" office:value-type="string">
            <text:p>DOP</text:p>
          </table:table-cell>
          <table:table-cell table:style-name="odsStyleTableCell-3a68ce43f0b42596f1aeb85d0e92f1cf" office:value-type="string">
            <text:p>0.11662</text:p>
          </table:table-cell>
          <table:table-cell table:style-name="odsStyleTableCell-3a68ce43f0b42596f1aeb85d0e92f1cf" office:value-type="string">
            <text:p>58.82500</text:p>
          </table:table-cell>
        </table:table-row>
        <table:table-row table:style-name="ro1">
          <table:table-cell table:style-name="odsStyleTableCell-50604343af8218dc72ca2c91f5092e21" office:value-type="string">
            <text:p>REP.POPULAR CHINA</text:p>
          </table:table-cell>
          <table:table-cell table:style-name="odsStyleTableCell-50604343af8218dc72ca2c91f5092e21" office:value-type="string">
            <text:p>YUAN RENMINBI OFFSHORE</text:p>
          </table:table-cell>
          <table:table-cell table:style-name="odsStyleTableCell-50604343af8218dc72ca2c91f5092e21" office:value-type="string">
            <text:p>CNH</text:p>
          </table:table-cell>
          <table:table-cell table:style-name="odsStyleTableCell-3a68ce43f0b42596f1aeb85d0e92f1cf" office:value-type="string">
            <text:p>0.95158</text:p>
          </table:table-cell>
          <table:table-cell table:style-name="odsStyleTableCell-3a68ce43f0b42596f1aeb85d0e92f1cf" office:value-type="string">
            <text:p>7.20910</text:p>
          </table:table-cell>
        </table:table-row>
        <table:table-row table:style-name="ro1">
          <table:table-cell table:style-name="odsStyleTableCell-50604343af8218dc72ca2c91f5092e21" office:value-type="string">
            <text:p>RUSIA</text:p>
          </table:table-cell>
          <table:table-cell table:style-name="odsStyleTableCell-50604343af8218dc72ca2c91f5092e21" office:value-type="string">
            <text:p>RUBLO RUSO</text:p>
          </table:table-cell>
          <table:table-cell table:style-name="odsStyleTableCell-50604343af8218dc72ca2c91f5092e21" office:value-type="string">
            <text:p>RUB</text:p>
          </table:table-cell>
          <table:table-cell table:style-name="odsStyleTableCell-3a68ce43f0b42596f1aeb85d0e92f1cf" office:value-type="string">
            <text:p>0.07500</text:p>
          </table:table-cell>
          <table:table-cell table:style-name="odsStyleTableCell-3a68ce43f0b42596f1aeb85d0e92f1cf" office:value-type="string">
            <text:p>91.46640</text:p>
          </table:table-cell>
        </table:table-row>
        <table:table-row table:style-name="ro1">
          <table:table-cell table:style-name="odsStyleTableCell-50604343af8218dc72ca2c91f5092e21" office:value-type="string">
            <text:p>SINGAPUR</text:p>
          </table:table-cell>
          <table:table-cell table:style-name="odsStyleTableCell-50604343af8218dc72ca2c91f5092e21" office:value-type="string">
            <text:p>DÓLAR</text:p>
          </table:table-cell>
          <table:table-cell table:style-name="odsStyleTableCell-50604343af8218dc72ca2c91f5092e21" office:value-type="string">
            <text:p>SGD</text:p>
          </table:table-cell>
          <table:table-cell table:style-name="odsStyleTableCell-3a68ce43f0b42596f1aeb85d0e92f1cf" office:value-type="string">
            <text:p>5.10645</text:p>
          </table:table-cell>
          <table:table-cell table:style-name="odsStyleTableCell-3a68ce43f0b42596f1aeb85d0e92f1cf" office:value-type="string">
            <text:p>1.34340</text:p>
          </table:table-cell>
        </table:table-row>
        <table:table-row table:style-name="ro1">
          <table:table-cell table:style-name="odsStyleTableCell-50604343af8218dc72ca2c91f5092e21" office:value-type="string">
            <text:p>SUDÁFRICA</text:p>
          </table:table-cell>
          <table:table-cell table:style-name="odsStyleTableCell-50604343af8218dc72ca2c91f5092e21" office:value-type="string">
            <text:p>RAND</text:p>
          </table:table-cell>
          <table:table-cell table:style-name="odsStyleTableCell-50604343af8218dc72ca2c91f5092e21" office:value-type="string">
            <text:p>ZAR</text:p>
          </table:table-cell>
          <table:table-cell table:style-name="odsStyleTableCell-3a68ce43f0b42596f1aeb85d0e92f1cf" office:value-type="string">
            <text:p>0.36042</text:p>
          </table:table-cell>
          <table:table-cell table:style-name="odsStyleTableCell-3a68ce43f0b42596f1aeb85d0e92f1cf" office:value-type="string">
            <text:p>19.03350</text:p>
          </table:table-cell>
        </table:table-row>
        <table:table-row table:style-name="ro1">
          <table:table-cell table:style-name="odsStyleTableCell-50604343af8218dc72ca2c91f5092e21" office:value-type="string">
            <text:p>SUECIA</text:p>
          </table:table-cell>
          <table:table-cell table:style-name="odsStyleTableCell-50604343af8218dc72ca2c91f5092e21" office:value-type="string">
            <text:p>CORONA</text:p>
          </table:table-cell>
          <table:table-cell table:style-name="odsStyleTableCell-50604343af8218dc72ca2c91f5092e21" office:value-type="string">
            <text:p>SEK</text:p>
          </table:table-cell>
          <table:table-cell table:style-name="odsStyleTableCell-3a68ce43f0b42596f1aeb85d0e92f1cf" office:value-type="string">
            <text:p>0.66217</text:p>
          </table:table-cell>
          <table:table-cell table:style-name="odsStyleTableCell-3a68ce43f0b42596f1aeb85d0e92f1cf" office:value-type="string">
            <text:p>10.35980</text:p>
          </table:table-cell>
        </table:table-row>
        <table:table-row table:style-name="ro1">
          <table:table-cell table:style-name="odsStyleTableCell-50604343af8218dc72ca2c91f5092e21" office:value-type="string">
            <text:p>SUIZA</text:p>
          </table:table-cell>
          <table:table-cell table:style-name="odsStyleTableCell-50604343af8218dc72ca2c91f5092e21" office:value-type="string">
            <text:p>FRANCO</text:p>
          </table:table-cell>
          <table:table-cell table:style-name="odsStyleTableCell-50604343af8218dc72ca2c91f5092e21" office:value-type="string">
            <text:p>CHF</text:p>
          </table:table-cell>
          <table:table-cell table:style-name="odsStyleTableCell-3a68ce43f0b42596f1aeb85d0e92f1cf" office:value-type="string">
            <text:p>7.75316</text:p>
          </table:table-cell>
          <table:table-cell table:style-name="odsStyleTableCell-3a68ce43f0b42596f1aeb85d0e92f1cf" office:value-type="string">
            <text:p>0.88480</text:p>
          </table:table-cell>
        </table:table-row>
        <table:table-row table:style-name="ro1">
          <table:table-cell table:style-name="odsStyleTableCell-50604343af8218dc72ca2c91f5092e21" office:value-type="string">
            <text:p>TAILANDIA</text:p>
          </table:table-cell>
          <table:table-cell table:style-name="odsStyleTableCell-50604343af8218dc72ca2c91f5092e21" office:value-type="string">
            <text:p>THAI BAHT</text:p>
          </table:table-cell>
          <table:table-cell table:style-name="odsStyleTableCell-50604343af8218dc72ca2c91f5092e21" office:value-type="string">
            <text:p>THB</text:p>
          </table:table-cell>
          <table:table-cell table:style-name="odsStyleTableCell-3a68ce43f0b42596f1aeb85d0e92f1cf" office:value-type="string">
            <text:p>0.19189</text:p>
          </table:table-cell>
          <table:table-cell table:style-name="odsStyleTableCell-3a68ce43f0b42596f1aeb85d0e92f1cf" office:value-type="string">
            <text:p>35.75000</text:p>
          </table:table-cell>
        </table:table-row>
        <table:table-row table:style-name="ro1">
          <table:table-cell table:style-name="odsStyleTableCell-50604343af8218dc72ca2c91f5092e21" office:value-type="string">
            <text:p>TAIWAN</text:p>
          </table:table-cell>
          <table:table-cell table:style-name="odsStyleTableCell-50604343af8218dc72ca2c91f5092e21" office:value-type="string">
            <text:p>DÓLAR</text:p>
          </table:table-cell>
          <table:table-cell table:style-name="odsStyleTableCell-50604343af8218dc72ca2c91f5092e21" office:value-type="string">
            <text:p>TWD</text:p>
          </table:table-cell>
          <table:table-cell table:style-name="odsStyleTableCell-3a68ce43f0b42596f1aeb85d0e92f1cf" office:value-type="string">
            <text:p>0.21760</text:p>
          </table:table-cell>
          <table:table-cell table:style-name="odsStyleTableCell-3a68ce43f0b42596f1aeb85d0e92f1cf" office:value-type="string">
            <text:p>31.52600</text:p>
          </table:table-cell>
        </table:table-row>
        <table:table-row table:style-name="ro1">
          <table:table-cell table:style-name="odsStyleTableCell-50604343af8218dc72ca2c91f5092e21" office:value-type="string">
            <text:p>TÚNEZ</text:p>
          </table:table-cell>
          <table:table-cell table:style-name="odsStyleTableCell-50604343af8218dc72ca2c91f5092e21" office:value-type="string">
            <text:p>DINAR TUNECINO</text:p>
          </table:table-cell>
          <table:table-cell table:style-name="odsStyleTableCell-50604343af8218dc72ca2c91f5092e21" office:value-type="string">
            <text:p>TND</text:p>
          </table:table-cell>
          <table:table-cell table:style-name="odsStyleTableCell-3a68ce43f0b42596f1aeb85d0e92f1cf" office:value-type="string">
            <text:p>2.20253</text:p>
          </table:table-cell>
          <table:table-cell table:style-name="odsStyleTableCell-3a68ce43f0b42596f1aeb85d0e92f1cf" office:value-type="string">
            <text:p>3.11460</text:p>
          </table:table-cell>
        </table:table-row>
        <table:table-row table:style-name="ro1">
          <table:table-cell table:style-name="odsStyleTableCell-50604343af8218dc72ca2c91f5092e21" office:value-type="string">
            <text:p>TURQUÍA</text:p>
          </table:table-cell>
          <table:table-cell table:style-name="odsStyleTableCell-50604343af8218dc72ca2c91f5092e21" office:value-type="string">
            <text:p>LIRA TURCA</text:p>
          </table:table-cell>
          <table:table-cell table:style-name="odsStyleTableCell-50604343af8218dc72ca2c91f5092e21" office:value-type="string">
            <text:p>TRY</text:p>
          </table:table-cell>
          <table:table-cell table:style-name="odsStyleTableCell-3a68ce43f0b42596f1aeb85d0e92f1cf" office:value-type="string">
            <text:p>0.21725</text:p>
          </table:table-cell>
          <table:table-cell table:style-name="odsStyleTableCell-3a68ce43f0b42596f1aeb85d0e92f1cf" office:value-type="string">
            <text:p>31.57650</text:p>
          </table:table-cell>
        </table:table-row>
        <table:table-row table:style-name="ro1">
          <table:table-cell table:style-name="odsStyleTableCell-50604343af8218dc72ca2c91f5092e21" office:value-type="string">
            <text:p>URUGUAY</text:p>
          </table:table-cell>
          <table:table-cell table:style-name="odsStyleTableCell-50604343af8218dc72ca2c91f5092e21" office:value-type="string">
            <text:p>PESO</text:p>
          </table:table-cell>
          <table:table-cell table:style-name="odsStyleTableCell-50604343af8218dc72ca2c91f5092e21" office:value-type="string">
            <text:p>UYU</text:p>
          </table:table-cell>
          <table:table-cell table:style-name="odsStyleTableCell-3a68ce43f0b42596f1aeb85d0e92f1cf" office:value-type="string">
            <text:p>0.17590</text:p>
          </table:table-cell>
          <table:table-cell table:style-name="odsStyleTableCell-3a68ce43f0b42596f1aeb85d0e92f1cf" office:value-type="string">
            <text:p>39.00000</text:p>
          </table:table-cell>
        </table:table-row>
        <table:table-row table:style-name="ro1">
          <table:table-cell table:style-name="odsStyleTableCell-50604343af8218dc72ca2c91f5092e21" office:value-type="string">
            <text:p>VENEZUELA</text:p>
          </table:table-cell>
          <table:table-cell table:style-name="odsStyleTableCell-50604343af8218dc72ca2c91f5092e21" office:value-type="string">
            <text:p>BOLIVAR DIGITAL</text:p>
          </table:table-cell>
          <table:table-cell table:style-name="odsStyleTableCell-50604343af8218dc72ca2c91f5092e21" office:value-type="string">
            <text:p>VES</text:p>
          </table:table-cell>
          <table:table-cell table:style-name="odsStyleTableCell-3a68ce43f0b42596f1aeb85d0e92f1cf" office:value-type="string">
            <text:p>0.19025</text:p>
          </table:table-cell>
          <table:table-cell table:style-name="odsStyleTableCell-3a68ce43f0b42596f1aeb85d0e92f1cf" office:value-type="string">
            <text:p>36.05750</text:p>
          </table:table-cell>
        </table:table-row>
        <table:table-row table:style-name="ro1">
          <table:table-cell table:style-name="odsStyleTableCell-50604343af8218dc72ca2c91f5092e21" office:value-type="string">
            <text:p>VIETNAM</text:p>
          </table:table-cell>
          <table:table-cell table:style-name="odsStyleTableCell-50604343af8218dc72ca2c91f5092e21" office:value-type="string">
            <text:p>DONG</text:p>
          </table:table-cell>
          <table:table-cell table:style-name="odsStyleTableCell-50604343af8218dc72ca2c91f5092e21" office:value-type="string">
            <text:p>VND</text:p>
          </table:table-cell>
          <table:table-cell table:style-name="odsStyleTableCell-3a68ce43f0b42596f1aeb85d0e92f1cf" office:value-type="string">
            <text:p>0.00028</text:p>
          </table:table-cell>
          <table:table-cell table:style-name="odsStyleTableCell-3a68ce43f0b42596f1aeb85d0e92f1cf" office:value-type="string">
            <text:p>24,674.50000</text:p>
          </table:table-cell>
        </table:table-row>
        <table:table-row table:style-name="ro1">
          <table:table-cell table:style-name="odsStyleTableCell-50604343af8218dc72ca2c91f5092e21" office:value-type="string">
            <text:p/>
          </table:table-cell>
          <table:table-cell table:style-name="odsStyleTableCell-50604343af8218dc72ca2c91f5092e21" office:value-type="string">
            <text:p>DERECHO ESPECIAL DE GIRO</text:p>
          </table:table-cell>
          <table:table-cell table:style-name="odsStyleTableCell-50604343af8218dc72ca2c91f5092e21" office:value-type="string">
            <text:p>USD/D.E.G.</text:p>
          </table:table-cell>
          <table:table-cell table:style-name="odsStyleTableCell-3a68ce43f0b42596f1aeb85d0e92f1cf" office:value-type="string">
            <text:p/>
          </table:table-cell>
          <table:table-cell table:style-name="odsStyleTableCell-3a68ce43f0b42596f1aeb85d0e92f1cf" office:value-type="string">
            <text:p>1.32840</text:p>
          </table:table-cell>
        </table:table-row>
        <table:table-row table:style-name="ro1">
          <table:table-cell table:style-name="odsStyleTableCell-50604343af8218dc72ca2c91f5092e21" office:value-type="string">
            <text:p/>
          </table:table-cell>
          <table:table-cell table:style-name="odsStyleTableCell-50604343af8218dc72ca2c91f5092e21" office:value-type="string">
            <text:p>UNIDAD DE FOMENTO DE VIVIENDA</text:p>
          </table:table-cell>
          <table:table-cell table:style-name="odsStyleTableCell-50604343af8218dc72ca2c91f5092e21" office:value-type="string">
            <text:p>Bs/UFV</text:p>
          </table:table-cell>
          <table:table-cell table:style-name="odsStyleTableCell-3a68ce43f0b42596f1aeb85d0e92f1cf" office:value-type="string">
            <text:p/>
          </table:table-cell>
          <table:table-cell table:style-name="odsStyleTableCell-3a68ce43f0b42596f1aeb85d0e92f1cf" office:value-type="string">
            <text:p>2.48305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2832e6202a3f4891819e7577d543217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37e16fb243f3df6c28cacae84341a50f" office:value-type="string">
            <text:p> </text:p>
          </table:table-cell>
          <table:table-cell table:style-name="odsStyleTableCell-37e16fb243f3df6c28cacae84341a50f" office:value-type="string">
            <text:p>UNIDAD MONETARIA</text:p>
          </table:table-cell>
          <table:table-cell table:style-name="odsStyleTableCell-37e16fb243f3df6c28cacae84341a50f" office:value-type="string">
            <text:p>MONEDA</text:p>
          </table:table-cell>
          <table:table-cell table:style-name="odsStyleTableCell-37e16fb243f3df6c28cacae84341a50f" office:value-type="string">
            <text:p>TIPO DE CAMBIO EN M.E.</text:p>
          </table:table-cell>
        </table:table-row>
        <table:table-row table:style-name="ro1">
          <table:table-cell table:style-name="odsStyleTableCell-50604343af8218dc72ca2c91f5092e21" office:value-type="string">
            <text:p>ORO</text:p>
          </table:table-cell>
          <table:table-cell table:style-name="odsStyleTableCell-50604343af8218dc72ca2c91f5092e21" office:value-type="string">
            <text:p>ONZA TROY ORO</text:p>
          </table:table-cell>
          <table:table-cell table:style-name="odsStyleTableCell-50604343af8218dc72ca2c91f5092e21" office:value-type="string">
            <text:p>USD./O.T.F.</text:p>
          </table:table-cell>
          <table:table-cell table:style-name="odsStyleTableCell-3a68ce43f0b42596f1aeb85d0e92f1cf" office:value-type="string">
            <text:p>2,114.17000</text:p>
          </table:table-cell>
        </table:table-row>
        <table:table-row table:style-name="ro1">
          <table:table-cell table:style-name="odsStyleTableCell-50604343af8218dc72ca2c91f5092e21" office:value-type="string">
            <text:p>PLATA</text:p>
          </table:table-cell>
          <table:table-cell table:style-name="odsStyleTableCell-50604343af8218dc72ca2c91f5092e21" office:value-type="string">
            <text:p>ONZA TROY PLATA</text:p>
          </table:table-cell>
          <table:table-cell table:style-name="odsStyleTableCell-50604343af8218dc72ca2c91f5092e21" office:value-type="string">
            <text:p>USD./O.T.F.</text:p>
          </table:table-cell>
          <table:table-cell table:style-name="odsStyleTableCell-3a68ce43f0b42596f1aeb85d0e92f1cf" office:value-type="string">
            <text:p>23.786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2832e6202a3f4891819e7577d543217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37e16fb243f3df6c28cacae84341a50f" office:value-type="string">
            <text:p> </text:p>
          </table:table-cell>
          <table:table-cell table:style-name="odsStyleTableCell-37e16fb243f3df6c28cacae84341a50f" office:value-type="string">
            <text:p>1 MES</text:p>
          </table:table-cell>
          <table:table-cell table:style-name="odsStyleTableCell-37e16fb243f3df6c28cacae84341a50f" office:value-type="string">
            <text:p>3 MESES</text:p>
          </table:table-cell>
          <table:table-cell table:style-name="odsStyleTableCell-37e16fb243f3df6c28cacae84341a50f" office:value-type="string">
            <text:p>6 MESES</text:p>
          </table:table-cell>
        </table:table-row>
        <table:table-row table:style-name="ro1">
          <table:table-cell table:style-name="odsStyleTableCell-891f3a5430fbdc5f281bc313786d85eb" office:value-type="string">
            <text:p>TASA LIBOR(USD)</text:p>
          </table:table-cell>
          <table:table-cell table:style-name="odsStyleTableCell-3a68ce43f0b42596f1aeb85d0e92f1cf" office:value-type="string">
            <text:p>5.44</text:p>
          </table:table-cell>
          <table:table-cell table:style-name="odsStyleTableCell-3a68ce43f0b42596f1aeb85d0e92f1cf" office:value-type="string">
            <text:p>5.59</text:p>
          </table:table-cell>
          <table:table-cell table:style-name="odsStyleTableCell-3a68ce43f0b42596f1aeb85d0e92f1cf" office:value-type="string">
            <text:p>5.6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0604343af8218dc72ca2c91f5092e21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29</meta:creation-date>
    <meta:generator>ods générator</meta:generator>
    <dc:date>2024-10-18T20:18:29</dc:date>
    <meta:editing-duration>PT1S</meta:editing-duration>
    <meta:editing-cycles>1</meta:editing-cycles>
    <meta:document-statistic meta:table-count="1" meta:cell-count="4" meta:object-count="0"/>
  </office:meta>
</office:document-meta>
</file>